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C0000003EECAC7908984E0B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Comfortaa" officeooo:rsid="0007c343" officeooo:paragraph-rsid="0007c343"/>
    </style:style>
    <style:style style:name="P2" style:family="paragraph" style:parent-style-name="Text_20_body">
      <style:text-properties style:font-name="Comfortaa" fo:language="nb" fo:country="NO" fo:font-weight="bold" officeooo:rsid="0008597c" officeooo:paragraph-rsid="0008597c" style:font-weight-asian="bold" style:font-weight-complex="bold"/>
    </style:style>
    <style:style style:name="P3" style:family="paragraph" style:parent-style-name="Text_20_body">
      <style:text-properties style:font-name="Comfortaa" fo:language="nb" fo:country="NO" officeooo:rsid="0008597c" officeooo:paragraph-rsid="0008597c"/>
    </style:style>
    <style:style style:name="P4" style:family="paragraph" style:parent-style-name="Text_20_body">
      <style:text-properties style:font-name="Comfortaa" fo:language="nb" fo:country="NO" officeooo:rsid="0008597c" officeooo:paragraph-rsid="000caf88"/>
    </style:style>
    <style:style style:name="P5" style:family="paragraph" style:parent-style-name="Text_20_body">
      <style:text-properties fo:language="nb" fo:country="NO" officeooo:rsid="0007c343" officeooo:paragraph-rsid="0007c343"/>
    </style:style>
    <style:style style:name="P6" style:family="paragraph" style:parent-style-name="Text_20_body">
      <style:text-properties fo:font-weight="bold" officeooo:rsid="000abfd3" officeooo:paragraph-rsid="000abfd3" style:font-weight-asian="bold" style:font-weight-complex="bold"/>
    </style:style>
    <style:style style:name="P7" style:family="paragraph" style:parent-style-name="Title">
      <style:text-properties style:font-name="Comfortaa" officeooo:rsid="0007c343" officeooo:paragraph-rsid="0007c343"/>
    </style:style>
    <style:style style:name="P8" style:family="paragraph" style:parent-style-name="Text_20_body" style:list-style-name="L1">
      <style:text-properties style:font-name="Comfortaa" fo:language="nb" fo:country="NO" officeooo:rsid="000abfd3" officeooo:paragraph-rsid="000abfd3"/>
    </style:style>
    <style:style style:name="P9" style:family="paragraph" style:parent-style-name="Text_20_body" style:list-style-name="L2">
      <style:text-properties style:font-name="Comfortaa" fo:language="nb" fo:country="NO" officeooo:rsid="000abfd3" officeooo:paragraph-rsid="000abfd3"/>
    </style:style>
    <style:style style:name="P10" style:family="paragraph" style:parent-style-name="Text_20_body">
      <style:text-properties style:font-name="Comfortaa" fo:language="nb" fo:country="NO" fo:font-weight="bold" officeooo:rsid="000abfd3" officeooo:paragraph-rsid="000abfd3" style:font-weight-asian="bold" style:font-weight-complex="bold"/>
    </style:style>
    <style:style style:name="P11" style:family="paragraph" style:parent-style-name="Text_20_body">
      <style:text-properties style:font-name="Comfortaa" fo:language="nb" fo:country="NO" fo:font-weight="bold" officeooo:rsid="000b7b1a" officeooo:paragraph-rsid="000b7b1a" style:font-weight-asian="bold" style:font-weight-complex="bold"/>
    </style:style>
    <style:style style:name="P12" style:family="paragraph" style:parent-style-name="Text_20_body" style:list-style-name="L2">
      <style:text-properties style:font-name="Comfortaa" fo:language="nb" fo:country="NO" officeooo:rsid="000b7b1a" officeooo:paragraph-rsid="000b7b1a"/>
    </style:style>
    <style:style style:name="P13" style:family="paragraph" style:parent-style-name="Text_20_body" style:list-style-name="L3">
      <style:text-properties style:font-name="Comfortaa" fo:language="nb" fo:country="NO" officeooo:rsid="000b7b1a" officeooo:paragraph-rsid="000b7b1a"/>
    </style:style>
    <style:style style:name="P14" style:family="paragraph" style:parent-style-name="Text_20_body">
      <style:text-properties style:font-name="Comfortaa" fo:language="nb" fo:country="NO" officeooo:rsid="000b7b1a" officeooo:paragraph-rsid="000b7b1a"/>
    </style:style>
    <style:style style:name="P15" style:family="paragraph" style:parent-style-name="Text_20_body">
      <style:text-properties style:font-name="Comfortaa" fo:language="nb" fo:country="NO" officeooo:rsid="000caf88" officeooo:paragraph-rsid="000caf88"/>
    </style:style>
    <style:style style:name="P16" style:family="paragraph" style:parent-style-name="Text_20_body">
      <style:text-properties style:font-name="Comfortaa" fo:language="nb" fo:country="NO" officeooo:rsid="000ea54d" officeooo:paragraph-rsid="000ea54d"/>
    </style:style>
    <style:style style:name="P17" style:family="paragraph" style:parent-style-name="Text_20_body" style:list-style-name="L4">
      <style:text-properties officeooo:rsid="000b7b1a" officeooo:paragraph-rsid="000caf88"/>
    </style:style>
    <style:style style:name="P18" style:family="paragraph" style:parent-style-name="Text_20_body" style:list-style-name="L4">
      <style:text-properties officeooo:rsid="000caf88" officeooo:paragraph-rsid="000caf88"/>
    </style:style>
    <style:style style:name="P19" style:family="paragraph" style:parent-style-name="Text_20_body" style:list-style-name="L4">
      <style:text-properties officeooo:rsid="000ea54d" officeooo:paragraph-rsid="000ea54d"/>
    </style:style>
    <style:style style:name="P20" style:family="paragraph" style:parent-style-name="Text_20_body" style:list-style-name="L5">
      <style:text-properties officeooo:rsid="000ea54d" officeooo:paragraph-rsid="000ea54d"/>
    </style:style>
    <style:style style:name="P21" style:family="paragraph" style:parent-style-name="Text_20_body">
      <style:text-properties officeooo:rsid="000ea54d" officeooo:paragraph-rsid="000ea54d"/>
    </style:style>
    <style:style style:name="P22" style:family="paragraph" style:parent-style-name="Text_20_body">
      <style:text-properties officeooo:rsid="0011c0a5" officeooo:paragraph-rsid="0011c0a5"/>
    </style:style>
    <style:style style:name="P23" style:family="paragraph" style:parent-style-name="Heading_20_1">
      <style:text-properties style:font-name="Comfortaa" officeooo:rsid="0007c343" officeooo:paragraph-rsid="0007c343"/>
    </style:style>
    <style:style style:name="P24" style:family="paragraph" style:parent-style-name="Heading_20_1">
      <style:text-properties style:font-name="Comfortaa" fo:language="nb" fo:country="NO" officeooo:rsid="0008597c" officeooo:paragraph-rsid="0008597c"/>
    </style:style>
    <style:style style:name="T1" style:family="text">
      <style:text-properties fo:language="nb" fo:country="NO"/>
    </style:style>
    <style:style style:name="T2" style:family="text">
      <style:text-properties style:font-name="Comfortaa"/>
    </style:style>
    <style:style style:name="T3" style:family="text">
      <style:text-properties style:font-name="Comfortaa" officeooo:rsid="0007c343"/>
    </style:style>
    <style:style style:name="T4" style:family="text">
      <style:text-properties style:font-name="Comfortaa" officeooo:rsid="0008597c"/>
    </style:style>
    <style:style style:name="T5" style:family="text">
      <style:text-properties style:font-name="Comfortaa" officeooo:rsid="00085f40"/>
    </style:style>
    <style:style style:name="T6" style:family="text">
      <style:text-properties style:font-name="Comfortaa" officeooo:rsid="00099168"/>
    </style:style>
    <style:style style:name="T7" style:family="text">
      <style:text-properties style:font-name="Comfortaa" fo:language="nb" fo:country="NO"/>
    </style:style>
    <style:style style:name="T8" style:family="text">
      <style:text-properties style:font-name="Comfortaa" fo:language="nb" fo:country="NO" officeooo:rsid="0008597c"/>
    </style:style>
    <style:style style:name="T9" style:family="text">
      <style:text-properties style:font-name="Comfortaa" fo:language="nb" fo:country="NO" officeooo:rsid="000caf8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okumentasjon</text:span> <text:span text:style-name="T1">NRK</text:span> oppgave</text:p>
      <text:p text:style-name="P1"/>
      <text:h text:style-name="P23" text:outline-level="1">Intro</text:h>
      <text:p text:style-name="P5"><text:span text:style-name="T3">J</text:span><text:span text:style-name="T2">eg har valgt oppgave 1 for intervjuet.</text:span></text:p>
      <text:p text:style-name="P5"><text:span text:style-name="T2">Dette er en Spring boot applikasjon </text:span><text:span text:style-name="T4">med bruk av Kotlin </text:span><text:span text:style-name="T5">og Maven</text:span><text:span text:style-name="T2"> som henter ut informasjon om tv-serier. </text:span><text:span text:style-name="T4">Applikasjonen skal svare på forskjellige http kall fra bruker.</text:span><text:span text:style-name="T2"> </text:span><text:span text:style-name="T6">IDE brukt er Intellij</text:span></text:p>
      <text:h text:style-name="P24" text:outline-level="1">Oppgave</text:h>
      <text:p text:style-name="P2">Programmet skal kunne gi data på følgende forespørsler:</text:p>
      <text:p text:style-name="P3">1) Hent all data for en gitt serieid og en gitt dato</text:p>
      <text:p text:style-name="P4">2) List opp alle serieider og antall views</text:p>
      <text:p text:style-name="P3">3) List opp alle serieider som er sett på tv</text:p>
      <text:p text:style-name="P3">4) Hent ut den serien som er mest populær (har flest visninger) i 2018</text:p>
      <text:p text:style-name="P4">5) List opp alle serieider og antall views sortert etter dato</text:p>
      <text:h text:style-name="P24" text:outline-level="1">Løsning</text:h>
      <text:p text:style-name="P6"><text:span text:style-name="T8">F</text:span><text:span text:style-name="T7">or å kjøre løsningen trengs</text:span></text:p>
      <text:list xml:id="list3135791966" text:style-name="L1">
        <text:list-item>
          <text:p text:style-name="P8">JDK 1.8 eller høyere</text:p>
        </text:list-item>
        <text:list-item>
          <text:p text:style-name="P8">Maven 3.5 eller høyere</text:p>
        </text:list-item>
        <text:list-item>
          <text:p text:style-name="P8">Et IDE for å kjøre applikasjonen</text:p>
        </text:list-item>
      </text:list>
      <text:p text:style-name="P10"/>
      <text:p text:style-name="P10">Bruk av applikasjon</text:p>
      <text:list xml:id="list789137733" text:style-name="L2">
        <text:list-item>
          <text:p text:style-name="P9">Løsningen ligger i mappen merket «series», denne importeres av IDE. </text:p>
        </text:list-item>
        <text:list-item>
          <text:p text:style-name="P9">I root katalogen kjør kommando «mvn package -DskipTests» for å laste ned alle avhengigheter(maven dependencies)</text:p>
        </text:list-item>
        <text:list-item>
          <text:p text:style-name="P12">For å starte applikasjonen gå inn på org/filereader/series/SeriesApplication.kt og kjør «main» metoden</text:p>
        </text:list-item>
        <text:list-item>
          <text:p text:style-name="P12">Applikasjonen skal nå være kjørende å kunne svare på http kall</text:p>
        </text:list-item>
      </text:list>
      <text:p text:style-name="P11">Det er 2 måter applikasjonen kan testes</text:p>
      <text:list xml:id="list4104636054" text:style-name="L3">
        <text:list-item>
          <text:p text:style-name="P13">Bruke nettleser for å kjøre alle endepunkter</text:p>
        </text:list-item>
        <text:list-item>
          <text:p text:style-name="P13">Bruke Swagger</text:p>
        </text:list-item>
      </text:list>
      <text:p text:style-name="P14"><text:soft-page-break/>Med bruk av nettleser kan vi bruke følgende url for å hente data</text:p>
      <text:list xml:id="list3095595577" text:style-name="L4">
        <text:list-item>
          <text:p text:style-name="P17"><text:span text:style-name="T9">For å h</text:span><text:span text:style-name="T8">ent</text:span><text:span text:style-name="T9">e</text:span><text:span text:style-name="T8"> all data for en gitt serieid og en gitt dato - </text:span><text:span text:style-name="T7"><text:s/></text:span><text:a xlink:type="simple" xlink:href="http://localhost:8080/seriesrest/api/series?seriesId" text:style-name="Internet_20_link" text:visited-style-name="Visited_20_Internet_20_Link">http://localhost:8080/seriesrest/api/series?</text:a><text:a xlink:type="simple" xlink:href="http://localhost:8080/seriesrest/api/series?seriesId" text:style-name="Internet_20_link" text:visited-style-name="Visited_20_Internet_20_Link">seriesId</text:a><text:span text:style-name="T9">=’navn på serie’&amp;date=’valgt dato’ -</text:span></text:p>
          <text:p text:style-name="P18"><text:span text:style-name="T7">Eksempel - </text:span><text:a xlink:type="simple" xlink:href="http://localhost:8080/seriesrest/api/series?seriesId=martin-og-mikkelsen&amp;date=20180105" text:style-name="Internet_20_link" text:visited-style-name="Visited_20_Internet_20_Link">http://localhost:8080/seriesrest/api/series?seriesId=martin-og-mikkelsen&amp;date=20180105</text:a><text:span text:style-name="T7"> – gir svar </text:span></text:p>
        </text:list-item>
      </text:list>
      <text:p text:style-name="P15"><draw:frame draw:style-name="fr1" draw:name="Image1" text:anchor-type="paragraph" svg:width="6.4429in" svg:height="0.4091in" draw:z-index="0"><draw:image xlink:href="Pictures/100002010000069C0000003EECAC7908984E0BF5.png" xlink:type="simple" xlink:show="embed" xlink:actuate="onLoad" loext:mime-type="image/png"/></draw:frame></text:p>
      <text:list xml:id="list4339002005943" text:continue-numbering="true" text:style-name="L4">
        <text:list-item>
          <text:p text:style-name="P18"><text:span text:style-name="T7">For å hente </text:span><text:span text:style-name="T8">alle serieider og antall views - </text:span><text:a xlink:type="simple" xlink:href="http://localhost:8080/seriesrest/api/series/seriesandviews" text:style-name="Internet_20_link" text:visited-style-name="Visited_20_Internet_20_Link">http://localhost:8080/seriesrest/api/series/seriesandviews</text:a><text:span text:style-name="T8"> -</text:span></text:p>
        </text:list-item>
        <text:list-item>
          <text:p text:style-name="P19"><text:span text:style-name="T8">F</text:span><text:span text:style-name="T7">or å hente </text:span><text:span text:style-name="T8">alle serieider som er sett på tv - http://localhost:8080/seriesrest/api/series/seenontv -</text:span></text:p>
        </text:list-item>
        <text:list-item>
          <text:p text:style-name="P19"><text:span text:style-name="T8">F</text:span><text:span text:style-name="T7">or å hente </text:span><text:span text:style-name="T8">den serien som er mest populær (har flest visninger) - http://localhost:8080/seriesrest/api/series/mostpopular -</text:span></text:p>
        </text:list-item>
        <text:list-item>
          <text:p text:style-name="P19"><text:span text:style-name="T8">F</text:span><text:span text:style-name="T7">or hente alle serierId og views sortert etter dato fikk jeg ikke helt til så der hentes all data sortert etter dato - http://localhost:8080/seriesrest/api/series/seriesandviewssorted -</text:span></text:p>
        </text:list-item>
      </text:list>
      <text:p text:style-name="P16">Med bruk av Swagger kan vi bruke</text:p>
      <text:list xml:id="list2661394975" text:style-name="L5">
        <text:list-item>
          <text:p text:style-name="P20"><text:a xlink:type="simple" xlink:href="http://localhost:8080/seriesrest/api/swagger-ui.html" text:style-name="Internet_20_link" text:visited-style-name="Visited_20_Internet_20_Link"><text:span text:style-name="T7">http://localhost:8080/seriesrest/api/swagger-ui.html</text:span></text:a></text:p>
        </text:list-item>
      </text:list>
      <text:p text:style-name="P21"><text:span text:style-name="T7"/></text:p>
      <text:p text:style-name="P22"><text:span text:style-name="T7">Løsningen kan også lastes ned fra github - https://github.com/perness/series.git -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21:41:11.289679050</meta:creation-date>
    <dc:date>2018-10-28T00:43:36.951127291</dc:date>
    <meta:editing-duration>PT55M34S</meta:editing-duration>
    <meta:editing-cycles>4</meta:editing-cycles>
    <meta:generator>LibreOffice/6.0.6.2$Linux_X86_64 LibreOffice_project/00m0$Build-2</meta:generator>
    <meta:document-statistic meta:table-count="0" meta:image-count="1" meta:object-count="0" meta:page-count="2" meta:paragraph-count="34" meta:word-count="328" meta:character-count="2179" meta:non-whitespace-character-count="1897"/>
  </office:meta>
</office:document-meta>
</file>